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Property.Doubl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ubleProperty.get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Property.getBoolean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Property.get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Property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Property.recoverRunningVersion( TestElement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Property.setNumberValue(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Property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ubleProperty.get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Property.get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Property.setNumberValue( Number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Property.setValue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Property.getObj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Property.setRunningVersion( boolean running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ubleProperty.DoubleProperty( String name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